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escriptorHandler.findEjbRefInsertPoint( Element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DescriptorHandl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escriptorHandler.assemble( Document document , EJBInfo ejbInfo , String ejbLink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DescriptorHandler.insertEJBRefInWebApp( Element webAppType , EJBInfo ei , String ejbLinkValue , Document webApp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WebDescriptorHandler.insertEJBLocalRefInWebApp( Element webAppType , EJBInfo ei , String ejbLinkValue , Document webApp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WebDescriptorHandler.findEjbLocalRefInsertPoint( Element par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ebDescriptorHandler.WebDescript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